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a59" officeooo:paragraph-rsid="00152a59"/>
    </style:style>
    <style:style style:name="P2" style:family="paragraph" style:parent-style-name="Standard">
      <style:paragraph-properties fo:margin-top="0.101cm" fo:margin-bottom="0.101cm" loext:contextual-spacing="false"/>
      <style:text-properties fo:color="#000000" officeooo:rsid="0098aecb" officeooo:paragraph-rsid="00152a59" fo:background-color="transparent"/>
    </style:style>
    <style:style style:name="P3" style:family="paragraph" style:parent-style-name="Standard">
      <style:paragraph-properties fo:margin-top="0.101cm" fo:margin-bottom="0.101cm" loext:contextual-spacing="false"/>
      <style:text-properties fo:color="#000000" officeooo:rsid="007af16d" officeooo:paragraph-rsid="00152a59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-----------------------_____Stripe ------------------------</text:p>
      <text:p text:style-name="P1"/>
      <text:p text:style-name="P3">2 types account :- 1. customer 2. cleaner(admin) this is connect stripe account</text:p>
      <text:p text:style-name="P2">1. install stripe</text:p>
      <text:p text:style-name="P2">2. use stripe api’s to connect user with account</text:p>
      <text:p text:style-name="P1"/>
      <text:p text:style-name="P1"/>
      <text:p text:style-name="P1"/>
      <text:p text:style-name="P1"/>
      <text:p text:style-name="P1">1. need stripe Merchant account keys <text:s/>(because to collect payment) , customer account key (for pay payment) </text:p>
      <text:p text:style-name="P1">2.put stripe keys in .env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8:24:40.431747229</meta:creation-date>
    <meta:generator>LibreOffice/6.4.7.2$Linux_X86_64 LibreOffice_project/40$Build-2</meta:generator>
    <dc:date>2023-02-27T18:29:25.991281830</dc:date>
    <meta:editing-duration>PT4M46S</meta:editing-duration>
    <meta:editing-cycles>1</meta:editing-cycles>
    <meta:document-statistic meta:table-count="0" meta:image-count="0" meta:object-count="0" meta:page-count="1" meta:paragraph-count="6" meta:word-count="51" meta:character-count="341" meta:non-whitespace-character-count="295"/>
  </office:meta>
</office:document-meta>
</file>